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Preformatted_20_Text">
      <style:text-properties fo:color="#c9211e" loext:opacity="100%"/>
    </style:style>
    <style:style style:name="P3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4" style:family="paragraph" style:parent-style-name="Preformatted_20_Text">
      <style:text-properties fo:color="#c9211e" loext:opacity="100%" fo:font-weight="bold" officeooo:paragraph-rsid="0012f2ec" style:font-weight-asian="bold" style:font-weight-complex="bold"/>
    </style:style>
    <style:style style:name="P5" style:family="paragraph" style:parent-style-name="Preformatted_20_Text">
      <style:text-properties fo:color="#c9211e" loext:opacity="100%" fo:font-weight="bold" officeooo:paragraph-rsid="0015d630" style:font-weight-asian="bold" style:font-weight-complex="bold"/>
    </style:style>
    <style:style style:name="P6" style:family="paragraph" style:parent-style-name="Preformatted_20_Text">
      <style:text-properties fo:color="#c9211e" loext:opacity="100%" fo:font-weight="bold" officeooo:paragraph-rsid="0017b644" style:font-weight-asian="bold" style:font-weight-complex="bold"/>
    </style:style>
    <style:style style:name="P7" style:family="paragraph" style:parent-style-name="Preformatted_20_Text">
      <style:text-properties fo:color="#c9211e" loext:opacity="100%" fo:font-weight="normal" style:font-weight-asian="normal" style:font-weight-complex="normal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525_3842393226" text:style-name="Index_20_Link" text:visited-style-name="Index_20_Link">1. Предусмотрено ли нормативными правовыми актами Российской Федерации применение работником юридического лица с особыми уставными задачами специальных средств для отражения нападения, непосредственно угрожающего жизни и здоровью лиц, находящихся на объекте?<text:tab/>2</text:a></text:p>
          <text:p text:style-name="P1"><text:a xlink:type="simple" xlink:href="#__RefHeading___Toc527_3842393226" text:style-name="Index_20_Link" text:visited-style-name="Index_20_Link">2. В каких случаях работнику юридического лица с особыми уставными задачами не запрещается применять специальные средства в отношении женщин с видимыми признаками беременности, лиц с явными признаками инвалидности и малолетних?<text:tab/>2</text:a></text:p>
          <text:p text:style-name="P1"><text:a xlink:type="simple" xlink:href="#__RefHeading___Toc529_3842393226" text:style-name="Index_20_Link" text:visited-style-name="Index_20_Link">3. Как меняется время непрерывного ношения бронежилета (жилета защитного) при повышении температуры и влажности воздуха:<text:tab/>2</text:a></text:p>
          <text:p text:style-name="P1"><text:a xlink:type="simple" xlink:href="#__RefHeading___Toc531_3842393226" text:style-name="Index_20_Link" text:visited-style-name="Index_20_Link">4. Как меняется время непрерывного ношения бронежилета (жилета защитного) при понижении температуры воздуха:<text:tab/>2</text:a></text:p>
          <text:p text:style-name="P1"><text:a xlink:type="simple" xlink:href="#__RefHeading___Toc533_3842393226" text:style-name="Index_20_Link" text:visited-style-name="Index_20_Link">5. Каким дополнительным элементом не комплектуются бронешлемы (шлемы защитные)?<text:tab/>2</text:a></text:p>
          <text:p text:style-name="P1"><text:a xlink:type="simple" xlink:href="#__RefHeading___Toc537_3842393226" text:style-name="Index_20_Link" text:visited-style-name="Index_20_Link">6. Каким способом проверяется фиксация замков наручников,не угрожающая нормальному кровообращению у правонарушителя?<text:tab/>2</text:a></text:p>
          <text:p text:style-name="P1"><text:a xlink:type="simple" xlink:href="#__RefHeading___Toc539_3842393226" text:style-name="Index_20_Link" text:visited-style-name="Index_20_Link">7. Перед надеванием наручников на правонарушителя необходимо:<text:tab/>3</text:a></text:p>
          <text:p text:style-name="P1"><text:a xlink:type="simple" xlink:href="#__RefHeading___Toc541_3842393226" text:style-name="Index_20_Link" text:visited-style-name="Index_20_Link">8. Палка резиновая ПУС-3, разрешенная для использования работниками юридического лица с особыми уставными задачами выпускается в следующих вариантах:<text:tab/>3</text:a></text:p>
          <text:p text:style-name="P1"><text:a xlink:type="simple" xlink:href="#__RefHeading___Toc543_3842393226" text:style-name="Index_20_Link" text:visited-style-name="Index_20_Link">9. Палки резиновые ПУС-2 и ПР-Т, разрешенные для использования работниками юридического лица с особыми уставными задачами имеют в своей конструкции:<text:tab/>3</text:a></text:p>
          <text:p text:style-name="P1"><text:a xlink:type="simple" xlink:href="#__RefHeading___Toc545_3842393226" text:style-name="Index_20_Link" text:visited-style-name="Index_20_Link">10. Палка резиновая ПР-73М, разрешенная для использования работниками юридического лица с особыми уставными задачами имеет в своей конструкции:<text:tab/>3</text:a></text:p>
          <text:p text:style-name="P1"><text:a xlink:type="simple" xlink:href="#__RefHeading___Toc547_3842393226" text:style-name="Index_20_Link" text:visited-style-name="Index_20_Link">11. Какая из палок резиновых, разрешенных для использования работниками юридического лица с особыми уставными задачами выпускается в варианте «телескопическая»:<text:tab/>3</text:a></text:p>
          <text:p text:style-name="P1"><text:a xlink:type="simple" xlink:href="#__RefHeading___Toc549_3842393226" text:style-name="Index_20_Link" text:visited-style-name="Index_20_Link">12. Какие из палок резиновых, разрешенных для использования работниками юридического лица с особыми уставными задачами имеют наибольшую длину (650 мм):<text:tab/>3</text:a></text:p>
          <text:p text:style-name="P1"><text:a xlink:type="simple" xlink:href="#__RefHeading___Toc551_3842393226" text:style-name="Index_20_Link" text:visited-style-name="Index_20_Link">13. Палки резиновые, разрешенные для использования работниками юридического лица с особыми уставными задачами имеют диаметр:<text:tab/>3</text:a></text:p>
          <text:p text:style-name="P1"><text:a xlink:type="simple" xlink:href="#__RefHeading___Toc553_3842393226" text:style-name="Index_20_Link" text:visited-style-name="Index_20_Link">14. Какая из палок резиновых, разрешенных для использования работниками юридического лица с особыми уставными задачами имеет наибольший вес (850 гр):<text:tab/>4</text:a></text:p>
          <text:p text:style-name="P1"><text:a xlink:type="simple" xlink:href="#__RefHeading___Toc555_3842393226" text:style-name="Index_20_Link" text:visited-style-name="Index_20_Link">15. Бронежилеты и бронешлемы (жилеты и шлемы защитные), за исключением изготовленных специально для особых условий эксплуатации, могут терять свои свойства:<text:tab/>4</text:a></text:p>
          <text:p text:style-name="P1"><text:a xlink:type="simple" xlink:href="#__RefHeading___Toc557_3842393226" text:style-name="Index_20_Link" text:visited-style-name="Index_20_Link">16. Какие вещества (материалы) запрещается хранить совместно с бронежилетами и бронешлемами (жилетами и шлемами защитными)?<text:tab/>4</text:a></text:p>
          <text:p text:style-name="P1"><text:a xlink:type="simple" xlink:href="#__RefHeading___Toc559_3842393226" text:style-name="Index_20_Link" text:visited-style-name="Index_20_Link">17. Хранение каких видов специальных средств,используемых юридическими лицами с особыми уставными задачами, допускается ближе 1 метра от отопительных приборов?<text:tab/>4</text:a></text:p>
          <text:p text:style-name="P1"><text:a xlink:type="simple" xlink:href="#__RefHeading___Toc561_3842393226" text:style-name="Index_20_Link" text:visited-style-name="Index_20_Link">18. При ношении бронежилетов (жилетов защитных) скрытого ношения рекомендуется использовать одежду:<text:tab/>4</text:a></text:p>
          <text:p text:style-name="P1"><text:a xlink:type="simple" xlink:href="#__RefHeading___Toc563_3842393226" text:style-name="Index_20_Link" text:visited-style-name="Index_20_Link">19. Согласно рекомендациям предприятий-производителей, не следует применять аэрозольные устройства, снаряженные слезоточивыми веществами:<text:tab/>4</text:a></text:p>
          <text:p text:style-name="P1"><text:a xlink:type="simple" xlink:href="#__RefHeading___Toc565_3842393226" text:style-name="Index_20_Link" text:visited-style-name="Index_20_Link">20. При эксплуатации электрошоковых устройств (ЭШУ) необходимо:<text:tab/>5</text:a></text:p>
        </text:index-body>
      </text:table-of-content>
      <text:h text:style-name="Heading_20_3" text:outline-level="3"><text:soft-page-break/></text:h>
      <text:h text:style-name="Heading_20_3" text:outline-level="3"><text:bookmark-start text:name="__RefHeading___Toc525_3842393226"/>1. Предусмотрено ли нормативными правовыми актами Российской Федерации применение работником юридического лица с особыми уставными задачами специальных средств для отражения нападения, непосредственно угрожающего жизни и здоровью лиц, находящихся на объекте?<text:bookmark-end text:name="__RefHeading___Toc525_3842393226"/></text:h>
      <text:p text:style-name="Preformatted_20_Text">1. Нет, не предусмотрено.</text:p>
      <text:p text:style-name="Preformatted_20_Text">2. Предусмотрено только в состоянии необходимой обороны.</text:p>
      <text:p text:style-name="P2">3. Да, предусмотрено.</text:p>
      <text:p text:style-name="P3">3</text:p>
      <text:h text:style-name="Heading_20_3" text:outline-level="3"><text:bookmark-start text:name="__RefHeading___Toc527_3842393226"/>2. В каких случаях работнику юридического лица с особыми уставными задачами не запрещается применять специальные средства в отношении женщин с видимыми признаками беременности, лиц с явными признаками инвалидности и малолетних?<text:bookmark-end text:name="__RefHeading___Toc527_3842393226"/></text:h>
      <text:p text:style-name="P2">1. В случае оказания указанными лицами вооруженного сопротивления,</text:p>
      <text:p text:style-name="P2">совершения нападения, угрожающего жизни или здоровью работников юридического</text:p>
      <text:p text:style-name="P2">лица с особыми уставными задачами, либо лиц, находящихся на охраняемом объекте.</text:p>
      <text:p text:style-name="Preformatted_20_Text">2. В случаях оказания указанными лицами группового сопротивления или</text:p>
      <text:p text:style-name="Preformatted_20_Text">нападения, угрожающего жизни и здоровью работников юридического лица с особыми</text:p>
      <text:p text:style-name="Preformatted_20_Text">уставными задачами или охраняемому имуществу.</text:p>
      <text:p text:style-name="Preformatted_20_Text">3. В случае отказа указанными лицами подчиниться требованию работника</text:p>
      <text:p text:style-name="Preformatted_20_Text">юридического лица с особыми уставными задачами проследовать в помещение охраны.</text:p>
      <text:p text:style-name="P3">1</text:p>
      <text:h text:style-name="Heading_20_3" text:outline-level="3"><text:bookmark-start text:name="__RefHeading___Toc529_3842393226"/>3. Как меняется время непрерывного ношения бронежилета (жилета защитного) при повышении температуры и влажности воздуха:<text:bookmark-end text:name="__RefHeading___Toc529_3842393226"/></text:h>
      <text:p text:style-name="P2">1. Уменьшается.</text:p>
      <text:p text:style-name="Preformatted_20_Text">2. Остается неизменным.</text:p>
      <text:p text:style-name="Preformatted_20_Text">3. Увеличивается.</text:p>
      <text:p text:style-name="P3">1</text:p>
      <text:h text:style-name="Heading_20_3" text:outline-level="3"><text:bookmark-start text:name="__RefHeading___Toc531_3842393226"/>4. Как меняется время непрерывного ношения бронежилета (жилета защитного) при понижении температуры воздуха:<text:bookmark-end text:name="__RefHeading___Toc531_3842393226"/></text:h>
      <text:p text:style-name="Preformatted_20_Text">1. Уменьшается.</text:p>
      <text:p text:style-name="Preformatted_20_Text">2. Остается неизменным.</text:p>
      <text:p text:style-name="P2">3. Увеличивается.</text:p>
      <text:p text:style-name="P3">3</text:p>
      <text:h text:style-name="Heading_20_3" text:outline-level="3"><text:bookmark-start text:name="__RefHeading___Toc533_3842393226"/>5. Каким дополнительным элементом не комплектуются бронешлемы (шлемы защитные)?<text:bookmark-end text:name="__RefHeading___Toc533_3842393226"/></text:h>
      <text:p text:style-name="P2">1. Шейно-плечевой накладкой.</text:p>
      <text:p text:style-name="Preformatted_20_Text">2. Бармицей для защиты шеи.</text:p>
      <text:p text:style-name="Preformatted_20_Text">3. Встроенной радиогарнитурой.</text:p>
      <text:p text:style-name="P4">1</text:p>
      <text:h text:style-name="Heading_20_3" text:outline-level="3"><text:bookmark-start text:name="__RefHeading___Toc537_3842393226"/>6. Каким способом проверяется фиксация замков наручников,не угрожающая нормальному кровообращению у правонарушителя?<text:bookmark-end text:name="__RefHeading___Toc537_3842393226"/></text:h>
      <text:p text:style-name="Preformatted_20_Text">1. Визуальным осмотром конечностей правонарушителя на предмет посинения.</text:p>
      <text:p text:style-name="Preformatted_20_Text">2. Периодическим открытием и закрытием замка наручников.</text:p>
      <text:p text:style-name="P2">3. Проверкой возможности браслетов наручников без затруднений поворачиваться</text:p>
      <text:p text:style-name="P2"><text:soft-page-break/>на конечностях правонарушителя.</text:p>
      <text:p text:style-name="P3">3</text:p>
      <text:h text:style-name="Heading_20_3" text:outline-level="3"><text:bookmark-start text:name="__RefHeading___Toc539_3842393226"/>7. Перед надеванием наручников на правонарушителя необходимо:<text:bookmark-end text:name="__RefHeading___Toc539_3842393226"/></text:h>
      <text:p text:style-name="Preformatted_20_Text">1. Подложить на запястья в тех местах, на которые будут надеваться наручники,</text:p>
      <text:p text:style-name="Preformatted_20_Text">ткань, салфетку или платок.</text:p>
      <text:p text:style-name="P2">2. Освободить запястья от одежды.</text:p>
      <text:p text:style-name="Preformatted_20_Text">3. Получить на применение наручников разрешение руководителя охранной</text:p>
      <text:p text:style-name="Preformatted_20_Text">организации.</text:p>
      <text:p text:style-name="P3">2</text:p>
      <text:h text:style-name="Heading_20_3" text:outline-level="3"><text:bookmark-start text:name="__RefHeading___Toc541_3842393226"/>8. Палка резиновая ПУС-3, разрешенная для использования работниками юридического лица с особыми уставными задачами выпускается в следующих вариантах:<text:bookmark-end text:name="__RefHeading___Toc541_3842393226"/></text:h>
      <text:p text:style-name="P2">1. Раскладная и телескопическая.</text:p>
      <text:p text:style-name="Preformatted_20_Text">2. Прямая и с боковой ручкой.</text:p>
      <text:p text:style-name="Preformatted_20_Text">3. Произвольная и штатная.</text:p>
      <text:p text:style-name="P3">1</text:p>
      <text:h text:style-name="Heading_20_3" text:outline-level="3"><text:bookmark-start text:name="__RefHeading___Toc543_3842393226"/>9. Палки резиновые ПУС-2 и ПР-Т, разрешенные для использования работниками юридического лица с особыми уставными задачами имеют в своей конструкции:<text:bookmark-end text:name="__RefHeading___Toc543_3842393226"/></text:h>
      <text:p text:style-name="Preformatted_20_Text">1. Выступающий кольцевой элемент (мини-гарду) рукоятки.</text:p>
      <text:p text:style-name="P2">2. Боковую ручку.</text:p>
      <text:p text:style-name="Preformatted_20_Text">3. Металлический наконечник.</text:p>
      <text:p text:style-name="P3">2</text:p>
      <text:h text:style-name="Heading_20_3" text:outline-level="3"><text:bookmark-start text:name="__RefHeading___Toc545_3842393226"/>10. Палка резиновая ПР-73М, разрешенная для использования работниками юридического лица с особыми уставными задачами имеет в своей конструкции:<text:bookmark-end text:name="__RefHeading___Toc545_3842393226"/></text:h>
      <text:p text:style-name="P2">1. Выступающий кольцевой элемент (мини-гарду) рукоятки.</text:p>
      <text:p text:style-name="Preformatted_20_Text">2. Боковую ручку.</text:p>
      <text:p text:style-name="Preformatted_20_Text">3. Металлический наконечник.</text:p>
      <text:p text:style-name="P3">1</text:p>
      <text:h text:style-name="Heading_20_3" text:outline-level="3"><text:bookmark-start text:name="__RefHeading___Toc547_3842393226"/>11. Какая из палок резиновых, разрешенных для использования работниками юридического лица с особыми уставными задачами выпускается в варианте «телескопическая»:<text:bookmark-end text:name="__RefHeading___Toc547_3842393226"/></text:h>
      <text:p text:style-name="Preformatted_20_Text">1. ПУС-2.</text:p>
      <text:p text:style-name="Preformatted_20_Text">2. ПР-Т.</text:p>
      <text:p text:style-name="P7">3. ПУС-3.</text:p>
      <text:p text:style-name="P5">3</text:p>
      <text:h text:style-name="Heading_20_3" text:outline-level="3"><text:bookmark-start text:name="__RefHeading___Toc549_3842393226"/>12. Какие из палок резиновых, разрешенных для использования работниками юридического лица с особыми уставными задачами имеют наибольшую длину (650 мм):<text:bookmark-end text:name="__RefHeading___Toc549_3842393226"/></text:h>
      <text:p text:style-name="P2">1. ПУС-1 и ПУС-2.</text:p>
      <text:p text:style-name="Preformatted_20_Text">2. ПР-Т и ПР-К.</text:p>
      <text:p text:style-name="Preformatted_20_Text">3. ПУС-3.</text:p>
      <text:p text:style-name="P3">1</text:p>
      <text:h text:style-name="Heading_20_3" text:outline-level="3"><text:bookmark-start text:name="__RefHeading___Toc551_3842393226"/>13. Палки резиновые, разрешенные для использования работниками юридического лица с особыми уставными задачами имеют диаметр:<text:bookmark-end text:name="__RefHeading___Toc551_3842393226"/></text:h>
      <text:p text:style-name="P2">1. От 30 до 34 мм.</text:p>
      <text:p text:style-name="Preformatted_20_Text"><text:soft-page-break/>2. От 34 до 38 мм.</text:p>
      <text:p text:style-name="Preformatted_20_Text">3. От 38 до 42 мм.</text:p>
      <text:p text:style-name="P3">1</text:p>
      <text:h text:style-name="Heading_20_3" text:outline-level="3"><text:bookmark-start text:name="__RefHeading___Toc553_3842393226"/>14. Какая из палок резиновых, разрешенных для использования работниками юридического лица с особыми уставными задачами имеет наибольший вес (850 гр):<text:bookmark-end text:name="__RefHeading___Toc553_3842393226"/></text:h>
      <text:p text:style-name="Preformatted_20_Text">1. ПР-К.</text:p>
      <text:p text:style-name="Preformatted_20_Text">2. ПР-Т.</text:p>
      <text:p text:style-name="P2">3. ПР-73М.</text:p>
      <text:p text:style-name="P3">3</text:p>
      <text:h text:style-name="Heading_20_3" text:outline-level="3"><text:bookmark-start text:name="__RefHeading___Toc555_3842393226"/>15. Бронежилеты и бронешлемы (жилеты и шлемы защитные), за исключением изготовленных специально для особых условий эксплуатации, могут терять свои свойства:<text:bookmark-end text:name="__RefHeading___Toc555_3842393226"/></text:h>
      <text:p text:style-name="Preformatted_20_Text">1. При воздействии ультрафиолетового излучения.</text:p>
      <text:p text:style-name="P2">2. При намокании.</text:p>
      <text:p text:style-name="Preformatted_20_Text">3. При температуре +30°С.</text:p>
      <text:p text:style-name="P3">2</text:p>
      <text:h text:style-name="Heading_20_3" text:outline-level="3"><text:bookmark-start text:name="__RefHeading___Toc557_3842393226"/>16. Какие вещества (материалы) запрещается хранить совместно с бронежилетами и бронешлемами (жилетами и шлемами защитными)?<text:bookmark-end text:name="__RefHeading___Toc557_3842393226"/></text:h>
      <text:p text:style-name="Preformatted_20_Text">1. Гидросорбенты (влагопоглотители).</text:p>
      <text:p text:style-name="Preformatted_20_Text">2. Резиновые изделия (резину).</text:p>
      <text:p text:style-name="P2">3. Масла и кислоты.</text:p>
      <text:p text:style-name="P8">3</text:p>
      <text:h text:style-name="Heading_20_3" text:outline-level="3"><text:bookmark-start text:name="__RefHeading___Toc559_3842393226"/>17. Хранение каких видов специальных средств,используемых юридическими лицами с особыми уставными задачами, допускается ближе 1 метра от отопительных приборов?<text:bookmark-end text:name="__RefHeading___Toc559_3842393226"/></text:h>
      <text:p text:style-name="P2">1. Наручников.</text:p>
      <text:p text:style-name="Preformatted_20_Text">2. Палок резиновых.</text:p>
      <text:p text:style-name="Preformatted_20_Text">3. Жилетов и шлемов защитных.</text:p>
      <text:p text:style-name="P6">1</text:p>
      <text:h text:style-name="Heading_20_3" text:outline-level="3"><text:bookmark-start text:name="__RefHeading___Toc561_3842393226"/>18. При ношении бронежилетов (жилетов защитных) скрытого ношения рекомендуется использовать одежду:<text:bookmark-end text:name="__RefHeading___Toc561_3842393226"/></text:h>
      <text:p text:style-name="Preformatted_20_Text">1. Совпадающую по размеру с той, которую носит использующий бронежилет</text:p>
      <text:p text:style-name="Preformatted_20_Text">(жилет защитный) или одежду свободного покроя.</text:p>
      <text:p text:style-name="P2">2. На 1-2 размера больше той, которую носит использующий бронежилет (жилет</text:p>
      <text:p text:style-name="P2">защитный) или одежду свободного покроя.</text:p>
      <text:p text:style-name="Preformatted_20_Text">3. На 3-4 размера больше той, которую носит использующий бронежилет (жилет</text:p>
      <text:p text:style-name="Preformatted_20_Text">защитный) или одежду свободного покроя.</text:p>
      <text:p text:style-name="P3">2</text:p>
      <text:h text:style-name="Heading_20_3" text:outline-level="3"><text:bookmark-start text:name="__RefHeading___Toc563_3842393226"/>19. Согласно рекомендациям предприятий-производителей, не следует применять аэрозольные устройства, снаряженные слезоточивыми веществами:<text:bookmark-end text:name="__RefHeading___Toc563_3842393226"/></text:h>
      <text:p text:style-name="Preformatted_20_Text">1. Во время дождя или в сырую погоду.</text:p>
      <text:p text:style-name="P2">2. При встречном ветре, а также в замкнутом пространстве (подъездах, лифтах,</text:p>
      <text:p text:style-name="P2">транспортных средствах и т.п.).</text:p>
      <text:p text:style-name="Preformatted_20_Text">3. При температуре окружающего воздуха ниже 0oС.</text:p>
      <text:p text:style-name="P3">2</text:p>
      <text:h text:style-name="Heading_20_3" text:outline-level="3"><text:bookmark-start text:name="__RefHeading___Toc565_3842393226"/><text:soft-page-break/>20. При эксплуатации электрошоковых устройств (ЭШУ) необходимо:<text:bookmark-end text:name="__RefHeading___Toc565_3842393226"/></text:h>
      <text:p text:style-name="Preformatted_20_Text">1. Избегать контакта рабочих электродов в области низа живота, поясницы и</text:p>
      <text:p text:style-name="Preformatted_20_Text">ягодиц объекта воздействия.</text:p>
      <text:p text:style-name="P2">2. Избегать контакта рабочих электродов в области сердца, головы, шеи и</text:p>
      <text:p text:style-name="P2">солнечного сплетения объекта воздействия.</text:p>
      <text:p text:style-name="Preformatted_20_Text">3. Еженедельно зачищать рабочие электроды наждачной бумагой.</text:p>
      <text:p text:style-name="P3">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dc:date>2021-05-07T06:58:40.311651555</dc:date>
    <meta:editing-duration>PT27M9S</meta:editing-duration>
    <meta:editing-cycles>7</meta:editing-cycles>
    <meta:document-statistic meta:table-count="0" meta:image-count="0" meta:object-count="0" meta:page-count="5" meta:paragraph-count="135" meta:word-count="1091" meta:character-count="8316" meta:non-whitespace-character-count="7360"/>
  </office:meta>
</office:document-meta>
</file>